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Heading_20_1">
      <style:text-properties style:font-name="Ubuntu1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0c0c0"/>
    </style:style>
    <style:style style:name="T2" style:family="text">
      <style:text-properties fo:color="#c0c0c0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50053424" text:id="ct50053424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50324080" text:id="ct50324080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><dc:creator>Unknown Author</dc:creator><dc:date>2014-05-27T22:20:01</dc:date><text:p><text:span text:style-name="T3">do text</text:span></text:p><text:p>from document(at=objecticon)</text:p></office:annotation>t</text:p></draw:text-box></draw:frame><text:change-start text:change-id="ct50053424"/><text:span text:style-name="T1">objectname</text:span><text:change-end text:change-id="ct50053424"/><text:span text:style-name="T1"> </text:span><text:span text:style-name="T2">|</text:span> <text:change-start text:change-id="ct50324080"/>object<text:change-end text:change-id="ct50324080"/></text:h>
      <text:p text:style-name="Standard"/>
      <text:p text:style-name="Standard">attribut<office:annotation><dc:creator>mle </dc:creator><dc:date>2013-03-21T15:02:51</dc:date><text:p text:style-name="P3"><text:span text:style-name="T4">do text</text:span></text:p><text:p text:style-name="P3"><text:span text:style-name="T4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3">do text</text:span></text:p><text:p>from document(at=object.get_map_image_path())</text:p></office:annotation>ge</text:p>
      <text:p text:style-name="Standard"/>
      <text:p text:style-name="Standard">pro<office:annotation><dc:creator>mle </dc:creator><dc:date>2013-08-15T09:55:44</dc:date><text:p text:style-name="P3"><text:span text:style-name="T3">do text</text:span></text:p><text:p text:style-name="P3"><text:span text:style-name="T3">from document(at=object.get_elevation_chart_path(LANGUAGE_CODE))</text:span></text:p><text:p text:style-name="P3"><text:span text:style-name="T3"/></text:p></office:annotatio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60218304" text:id="ct60218304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60218304"/>datetime<text:change-end text:change-id="ct6021830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5-02-13T17:36:34.985423789</dc:date>
    <meta:editing-duration>PT4H5M18S</meta:editing-duration>
    <meta:editing-cycles>70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9" meta:character-count="58" meta:non-whitespace-character-count="55"/>
  </office:meta>
</office:document-meta>
</file>